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2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bold" style:letter-kerning="true" style:font-name-asian="Tahoma" style:font-size-asian="6pt" style:font-style-asian="normal" style:font-weight-asian="bold" style:font-name-complex="Tahoma" style:font-size-complex="6pt" style:font-style-complex="normal" style:font-weight-complex="bold" style:text-emphasize="none"/>
    </style:style>
    <style:style style:name="P13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4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messages.AsyncResponseProcessor;</text:p>
      <text:p text:style-name="P8">import org.agilewiki.jactor2.core.message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9049004966787278287" text:style-name="L1">
        <text:list-item>
          <text:p text:style-name="P13"><text:span text:style-name="T2">An instance of </text:span><text:span text:style-name="T3">Plant</text:span><text:span text:style-name="T2"> is created. This provides the operating environment and configuration for the reactors, as well as creating a pool of non-daemon threads.</text:span></text:p>
        </text:list-item>
        <text:list-item>
          <text:p text:style-name="P13"><text:span text:style-name="T2">An instance of </text:span><text:span text:style-name="T3">HelloWorld</text:span><text:span text:style-name="T2"> is created. And</text:span></text:p>
        </text:list-item>
        <text:list-item>
          <text:p text:style-name="P13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7322036814184758721" text:style-name="L2">
        <text:list-item>
          <text:p text:style-name="P14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4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messages.AsyncResponseProcessor;</text:p>
      <text:p text:style-name="P8">import org.agilewiki.jactor2.core.message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 {</text:p>
      <text:p text:style-name="P8"><text:s text:c="20"/>//Do something</text:p>
      <text:p text:style-name="P8"><text:s text:c="16"/>}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<text:soft-page-break/>that when covering some examples that use <text:span text:style-name="T4">Worker</text:span>.</text:p>
      <text:p text:style-name="P4"/>
      <text:p text:style-name="P7"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messages.AsyncResponseProcessor;</text:p>
      <text:p text:style-name="P8">import org.agilewiki.jactor2.core.message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EH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ExceptionHandler;</text:p>
      <text:p text:style-name="P9">import org.agilewiki.jactor2.core.messages.impl.AsyncRequestImpl;</text:p>
      <text:p text:style-name="P9"/>
      <text:p text:style-name="P9">import java.io.IOException;</text:p>
      <text:p text:style-name="P9"/>
      <text:p text:style-name="P9">public class EH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EH();</text:p>
      <text:p text:style-name="P9"><text:s text:c="8"/>System.out.println("initialized");</text:p>
      <text:p text:style-name="P9"><text:s text:c="4"/>}</text:p>
      <text:p text:style-name="P9"><text:soft-page-break/></text:p>
      <text:p text:style-name="P9"><text:s text:c="4"/>final ExceptionHandler exceptionHandler;</text:p>
      <text:p text:style-name="P9"/>
      <text:p text:style-name="P9"><text:s text:c="4"/>private EH() throws Exception {</text:p>
      <text:p text:style-name="P9"/>
      <text:p text:style-name="P9"><text:s text:c="8"/>exceptionHandler = new ExceptionHandler() {</text:p>
      <text:p text:style-name="P9"><text:s text:c="12"/>@Override</text:p>
      <text:p text:style-name="P9"><text:s text:c="12"/>public void processException(Exception e, </text:p>
      <text:p text:style-name="P9"><text:s text:c="24"/>AsyncResponseProcessor _asyncResponseProcessor) </text:p>
      <text:p text:style-name="P9"><text:s text:c="20"/>throws Exception {</text:p>
      <text:p text:style-name="P9"><text:s text:c="16"/>Plant.close();</text:p>
      <text:p text:style-name="P9"><text:s text:c="16"/>System.err.println("caught exception:");</text:p>
      <text:p text:style-name="P9"><text:s text:c="16"/>e.printStackTrace();</text:p>
      <text:p text:style-name="P9"><text:s text:c="12"/>}</text:p>
      <text:p text:style-name="P9"><text:s text:c="8"/>};</text:p>
      <text:p text:style-name="P9"/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/>
      <text:p text:style-name="P9"><text:s text:c="16"/>_asyncRequestImpl.setExceptionHandler(exceptionHandler);</text:p>
      <text:p text:style-name="P9"><text:s text:c="16"/></text:p>
      <text:p text:style-name="P9"><text:s text:c="16"/>_asyncRequestImpl.send(new Ex().bad(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Ex extends IsolationBladeBase {</text:p>
      <text:p text:style-name="P9"/>
      <text:p text:style-name="P9"><text:s text:c="4"/>Ex() throws Exception {}</text:p>
      <text:p text:style-name="P9"/>
      <text:p text:style-name="P9"><text:s text:c="4"/>AReq&lt;Void&gt; bad() {</text:p>
      <text:p text:style-name="P9"><text:s text:c="8"/>return new AReq&lt;Void&gt;("badEx") {</text:p>
      <text:p text:style-name="P9"><text:s text:c="12"/>@Override</text:p>
      <text:p text:style-name="P9"><text:s text:c="12"/>protected void processAsyncOperation(AsyncRequestImpl _asyncRequestImpl, AsyncResponseProcessor&lt;Void&gt; _asyncResponseProcessor) throws Exception {</text:p>
      <text:p text:style-name="P9"><text:s text:c="16"/>throw new IOException(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6"/>
      <text:p text:style-name="P6">Output:</text:p>
      <text:p text:style-name="P4"/>
      <text:p text:style-name="P12">initialized</text:p>
      <text:p text:style-name="P12">caught exception:</text:p>
      <text:p text:style-name="P12">java.io.IOException</text:p>
      <text:p text:style-name="P12"><text:tab/>at org.agilewiki.jactor2.core.revisited.Ex$1.processAsyncOperation(EH.java:61)</text:p>
      <text:p text:style-name="P12"><text:tab/>at org.agilewiki.jactor2.core.messages.AOp.doAsync(AOp.java:45)</text:p>
      <text:p text:style-name="P12"><text:tab/>at org.agilewiki.jactor2.core.impl.mtMessages.AsyncRequestMtImpl.processRequestMessage(AsyncRequestMtImpl.java:232)</text:p>
      <text:p text:style-name="P12"><text:tab/>at org.agilewiki.jactor2.core.impl.mtMessages.RequestMtImpl.eval(RequestMtImpl.java:396)</text:p>
      <text:p text:style-name="P12"><text:tab/>at org.agilewiki.jactor2.core.impl.mtReactors.ReactorMtImpl.processMessage(ReactorMtImpl.java:482)</text:p>
      <text:p text:style-name="P12"><text:tab/>at org.agilewiki.jactor2.core.impl.mtReactors.IsolationReactorMtImpl.processMessage(IsolationReactorMtImpl.java:45)</text:p>
      <text:p text:style-name="P12"><text:tab/>at org.agilewiki.jactor2.core.impl.mtReactors.ReactorMtImpl.run(ReactorMtImpl.java:571)</text:p>
      <text:p text:style-name="P12"><text:tab/>at org.agilewiki.jactor2.core.impl.mtPlant.ReactorPoolThreadManager$1.run(ReactorPoolThreadManager.java:78)</text:p>
      <text:p text:style-name="P12"><text:tab/>at java.lang.Thread.run(Thread.java:745)</text:p>
      <text:p text:style-name="P4"/>
      <text:p text:style-name="P4">When an uncaught non-runtime <text:span text:style-name="T4">Exception</text:span> is raised while processing a request, the exception is passed to the requestor's <text:span text:style-name="T4">ExceptionHandler</text:span>. But if there is no <text:span text:style-name="T4">ExceptionHandler</text:span>, the <text:span text:style-name="T4">Exception</text:span> is passed up again, recursively, just as uncaught <text:span text:style-name="T4">Exception</text:span>s bubble up when doing OO method calls.</text:p>
      <text:p text:style-name="P4"/>
      <text:p text:style-name="P4">On the other hand, <text:span text:style-name="T4">RuntimeException</text:span>s are generally unanticipated and my have corrupted a <text:span text:style-name="T4">Blade</text:span>'s state. So the reactor is closed and a <text:span text:style-name="T4">ReactorClosedException</text:span> is raised. <text:span text:style-name="T4">ReactorClosedException</text:span>s subclass <text:s/><text:span text:style-name="T4">RuntimeException</text:span>s, so a cascade of <text:span text:style-name="T4">ReactorClosedException</text:span>s can result.</text:p>
      <text:p text:style-name="P4"/>
      <text:p text:style-name="P7"><text:soft-page-break/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ExceptionHandler;</text:p>
      <text:p text:style-name="P9">import org.agilewiki.jactor2.core.message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1] ERROR org.agilewiki.jactor2.core.reactors.Reactor - message timeout -&gt; reactor close</text:p>
      <text:p text:style-name="P10">[pool-1-thread-1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Messages.AsyncRequestMtImpl#4c7c22c0</text:p>
      <text:p text:style-name="P10">message=run, isComplete=false, isOneWay=true, source=null, target=org.agilewiki.jactor2.core.impl.mtReactors.IsolationReactorMtImpl@1, this=class org.agilewiki.jactor2.core.impl.mtMessages.AsyncRequestMtImpl#2036f93d</text:p>
      <text:p text:style-name="P10">[pool-1-thread-1] ERROR org.agilewiki.jactor2.core.reactors.Reactor - hung thread -&gt; plant exit</text:p>
      <text:p text:style-name="P10">caught exception:</text:p>
      <text:p text:style-name="P10">org.agilewiki.jactor2.core.reactors.ReactorClosedException</text:p>
      <text:p text:style-name="P10"><text:tab/>at org.agilewiki.jactor2.core.impl.mtMessages.RequestMtImpl.close(RequestMtImpl.java:366)</text:p>
      <text:p text:style-name="P10"><text:tab/>at org.agilewiki.jactor2.core.impl.mtMessage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>[Thread-1] ERROR org.agilewiki.jactor2.core.reactors.Reactor - hung request:</text:p>
      <text:p text:style-name="P10">message=run, isComplete=false, isOneWay=true, source=null, target=org.agilewiki.jactor2.core.impl.mtReactors.IsolationReactorMtImpl@1, this=class org.agilewiki.jactor2.core.impl.mtMessages.AsyncRequestMtImpl#2036f93d</text:p>
      <text:p text:style-name="P10">[Thread-1] ERROR org.agilewiki.jactor2.core.reactors.Reactor - request hung -&gt; reactor close</text:p>
      <text:p text:style-name="P10"/>
      <text:p text:style-name="P4">In the <text:span text:style-name="T4">Timeout</text:span> example, the number of iterations that <text:span text:style-name="T4">Worker</text:span> is told to perform has been increased <text:soft-page-break/>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4">Also, note the use of an <text:span text:style-name="T4">ExceptionHandler</text:span> in the constructor of Order. This was used to ensure that the <text:span text:style-name="T4">Plant</text:span> was properly closed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<text:soft-page-break/>import org.agilewiki.jactor2.core.message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><text:soft-page-break/>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oft-page-break/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<text:soft-page-break/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ExceptionHandler;</text:p>
      <text:p text:style-name="P9">import org.agilewiki.jactor2.core.message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oft-page-break/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Message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Messages.AsyncRequestMtImpl#4d5687a9</text:p>
      <text:p text:style-name="P10">message=run, isComplete=false, isOneWay=true, source=null, target=org.agilewiki.jactor2.core.impl.mtReactors.IsolationReactorMtImpl@1, this=class org.agilewiki.jactor2.core.impl.mtMessages.AsyncRequestMtImpl#49690adb</text:p>
      <text:p text:style-name="P10"><text:tab/>at org.agilewiki.jactor2.core.impl.mtMessage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Message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Messages.AsyncRequestMtImpl#4d5687a9</text:p>
      <text:p text:style-name="P10">message=run, isComplete=false, isOneWay=true, source=null, target=org.agilewiki.jactor2.core.impl.mtReactors.IsolationReactorMtImpl@1, this=class org.agilewiki.jactor2.core.impl.mtMessage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Messages.RequestMtImpl.setResponse(RequestMtImpl.java:292)</text:p>
      <text:p text:style-name="P10"><text:tab/>at org.agilewiki.jactor2.core.impl.mtMessages.AsyncRequestMtImpl.setResponse(AsyncRequestMtImpl.java:381)</text:p>
      <text:p text:style-name="P10"><text:tab/>at org.agilewiki.jactor2.core.impl.mtMessages.RequestMtImpl.processObjectResponse(RequestMtImpl.java:321)</text:p>
      <text:p text:style-name="P10"><text:tab/>at org.agilewiki.jactor2.core.impl.mtMessages.AsyncRequestMtImpl.processAsyncResponse(AsyncRequestMtImpl.java:203)</text:p>
      <text:p text:style-name="P10"><text:tab/>at org.agilewiki.jactor2.core.messages.BoundResponseProcessor$1.processSyncOperation(BoundResponseProcessor.java:49)</text:p>
      <text:p text:style-name="P10"><text:tab/>at org.agilewiki.jactor2.core.messages.BoundResponseProcessor$1.processSyncOperation(BoundResponseProcessor.java:46)</text:p>
      <text:p text:style-name="P10"><text:tab/>at org.agilewiki.jactor2.core.messages.SOp.doSync(SOp.java:44)</text:p>
      <text:p text:style-name="P10"><text:tab/>at org.agilewiki.jactor2.core.impl.mtMessages.SyncRequestMtImpl.processRequestMessage(SyncRequestMtImpl.java:48)</text:p>
      <text:p text:style-name="P10"><text:tab/>at org.agilewiki.jactor2.core.impl.mtMessages.RequestMtImpl.eval(RequestMtImpl.java:396)</text:p>
      <text:p text:style-name="P10"><text:tab/>... 5 mor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Messages.RequestMtImpl.doSend(RequestMtImpl.java:252)</text:p>
      <text:p text:style-name="P10"><text:tab/>at org.agilewiki.jactor2.core.impl.mtMessages.AsyncRequestMtImpl.send(AsyncRequestMtImpl.java:264)</text:p>
      <text:p text:style-name="P10"><text:tab/>at org.agilewiki.jactor2.core.impl.mtMessage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messages.AOp.doAsync(AOp.java:45)</text:p>
      <text:p text:style-name="P10"><text:tab/>at org.agilewiki.jactor2.core.impl.mtMessages.AsyncRequestMtImpl.processRequestMessage(AsyncRequestMtImpl.java:232)</text:p>
      <text:p text:style-name="P10"><text:tab/>at org.agilewiki.jactor2.core.impl.mtMessage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Message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Messages.AsyncRequestMtImpl#4d5687a9</text:p>
      <text:p text:style-name="P10">message=run, isComplete=false, isOneWay=true, source=null, target=org.agilewiki.jactor2.core.impl.mtReactors.IsolationReactorMtImpl@1, this=class org.agilewiki.jactor2.core.impl.mtMessage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Messages.RequestMtImpl.setResponse(RequestMtImpl.java:292)</text:p>
      <text:p text:style-name="P10"><text:tab/>at org.agilewiki.jactor2.core.impl.mtMessages.AsyncRequestMtImpl.setResponse(AsyncRequestMtImpl.java:381)</text:p>
      <text:p text:style-name="P10"><text:tab/>at org.agilewiki.jactor2.core.impl.mtMessages.RequestMtImpl.processObjectResponse(RequestMtImpl.java:321)</text:p>
      <text:p text:style-name="P10"><text:tab/>at org.agilewiki.jactor2.core.impl.mtMessages.AsyncRequestMtImpl.processAsyncResponse(AsyncRequestMtImpl.java:203)</text:p>
      <text:p text:style-name="P10"><text:tab/>at org.agilewiki.jactor2.core.messages.BoundResponseProcessor$1.processSyncOperation(BoundResponseProcessor.java:49)</text:p>
      <text:p text:style-name="P10"><text:tab/>at org.agilewiki.jactor2.core.messages.BoundResponseProcessor$1.processSyncOperation(BoundResponseProcessor.java:46)</text:p>
      <text:p text:style-name="P10"><text:tab/>at org.agilewiki.jactor2.core.messages.SOp.doSync(SOp.java:44)</text:p>
      <text:p text:style-name="P10"><text:tab/>at org.agilewiki.jactor2.core.impl.mtMessages.SyncRequestMtImpl.processRequestMessage(SyncRequestMtImpl.java:48)</text:p>
      <text:p text:style-name="P10"><text:tab/>at org.agilewiki.jactor2.core.impl.mtMessages.RequestMtImpl.eval(RequestMtImpl.java:396)</text:p>
      <text:p text:style-name="P10"><text:soft-page-break/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ght exception:</text:p>
      <text:p text:style-name="P10">org.agilewiki.jactor2.core.reactors.ReactorClosedException: java.lang.IllegalStateException: circular resources</text:p>
      <text:p text:style-name="P10"><text:tab/>at org.agilewiki.jactor2.core.impl.mtMessage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Messages.RequestMtImpl.doSend(RequestMtImpl.java:252)</text:p>
      <text:p text:style-name="P10"><text:tab/>at org.agilewiki.jactor2.core.impl.mtMessages.AsyncRequestMtImpl.send(AsyncRequestMtImpl.java:264)</text:p>
      <text:p text:style-name="P10"><text:tab/>at org.agilewiki.jactor2.core.impl.mtMessage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messages.AOp.doAsync(AOp.java:45)</text:p>
      <text:p text:style-name="P10"><text:tab/>at org.agilewiki.jactor2.core.impl.mtMessages.AsyncRequestMtImpl.processRequestMessage(AsyncRequestMtImpl.java:232)</text:p>
      <text:p text:style-name="P10"><text:tab/>at org.agilewiki.jactor2.core.impl.mtMessages.RequestMtImpl.eval(RequestMtImpl.java:396)</text:p>
      <text:p text:style-name="P10"><text:tab/>... 5 more</text:p>
      <text:p text:style-name="P11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4">Note that in this example, the first 3 cases succeeded. The fourth case, Y → X, failed only because X → Y had already established the direction.</text:p>
      <text:p text:style-name="P4"/>
      <text:p text:style-name="P4">Also, note the use of an <text:span text:style-name="T4">ExceptionHandler</text:span> in the constructor of Order. This was used to ensure that the <text:span text:style-name="T4">Plant</text:span> was properly closed.</text:p>
      <text:p text:style-name="P4"/>
      <text:p text:style-name="P7">The Signa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messages.AsyncResponseProcessor;</text:p>
      <text:p text:style-name="P9">import org.agilewiki.jactor2.core.message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oft-page-break/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/>
      <text:p text:style-name="P4">One of the advantages of signals is that, unlike requests, they are never blocked. So there are no constraints on the direction a signal message can be passed. Here we see the <text:span text:style-name="T4">Signal</text:span> <text:span text:style-name="T4">Blade</text:span> passing a request message to the <text:span text:style-name="T4">Ping</text:span> <text:span text:style-name="T4">Blade</text:span>, which in turn passes a signal back to the <text:span text:style-name="T4">Signal</text:span> <text:span text:style-name="T4">Blad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8M20S</meta:editing-duration>
    <meta:editing-cycles>26</meta:editing-cycles>
    <meta:generator>OpenOffice/4.1.0$Win32 OpenOffice.org_project/410m18$Build-9764</meta:generator>
    <dc:date>2015-02-20T15:04:14.95</dc:date>
    <dc:creator>William  la Forge</dc:creator>
    <meta:document-statistic meta:table-count="0" meta:image-count="0" meta:object-count="0" meta:page-count="13" meta:paragraph-count="744" meta:word-count="2886" meta:character-count="41046"/>
    <meta:user-defined meta:name="Info 1"/>
    <meta:user-defined meta:name="Info 2"/>
    <meta:user-defined meta:name="Info 3"/>
    <meta:user-defined meta:name="Info 4"/>
  </office:meta>
</office:document-meta>
</file>